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60EA429BCCB2EE75.jpg" manifest:media-type="image/jpeg"/>
  <manifest:file-entry manifest:full-path="Pictures/1000000000000672000004FB71BC5640A47DD3D4.jpg" manifest:media-type="image/jpeg"/>
  <manifest:file-entry manifest:full-path="Pictures/1000000000000672000004FB0B689945DF15E7AA.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automatic-styles>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3.3cm" style:rel-column-width="13107*"/>
    </style:style>
    <style:style style:name="Table1.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style:vertical-align="" fo:background-color="#eeeeee" fo:padding="0.097cm" fo:border="none" style:writing-mode="page">
        <style:background-image/>
      </style:table-cell-properties>
    </style:style>
    <style:style style:name="Table1.A3" style:family="table-cell">
      <style:table-cell-properties style:vertical-align="" fo:background-color="transparent" fo:padding="0.097cm" fo:border="none" style:writing-mode="page">
        <style:background-image/>
      </style:table-cell-properties>
    </style:style>
    <style:style style:name="Table1.9" style:family="table-row">
      <style:table-row-properties fo:keep-together="auto"/>
    </style:style>
    <style:style style:name="Table1.A10"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3.3cm" style:rel-column-width="13107*"/>
    </style:style>
    <style:style style:name="Table2.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2.A2" style:family="table-cell">
      <style:table-cell-properties style:vertical-align="" fo:background-color="#eeeeee" fo:padding="0.097cm" fo:border="none" style:writing-mode="page">
        <style:background-image/>
      </style:table-cell-properties>
    </style:style>
    <style:style style:name="Table2.3" style:family="table-row">
      <style:table-row-properties fo:keep-together="auto"/>
    </style:style>
    <style:style style:name="Table2.A3" style:family="table-cell">
      <style:table-cell-properties style:vertical-align="" fo:background-color="transparent" fo:padding="0.097cm" fo:border="none" style:writing-mode="page">
        <style:background-image/>
      </style:table-cell-properties>
    </style:style>
    <style:style style:name="Table2.A5"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3cm" style:rel-column-width="13107*"/>
    </style:style>
    <style:style style:name="Table3.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3.2" style:family="table-row">
      <style:table-row-properties fo:keep-together="auto"/>
    </style:style>
    <style:style style:name="Table3.A2" style:family="table-cell">
      <style:table-cell-properties style:vertical-align="" fo:background-color="#eeeeee" fo:padding="0.097cm" fo:border="none" style:writing-mode="page">
        <style:background-image/>
      </style:table-cell-properties>
    </style:style>
    <style:style style:name="Table3.A3" style:family="table-cell">
      <style:table-cell-properties style:vertical-align="" fo:background-color="transparent" fo:padding="0.097cm" fo:border="none" style:writing-mode="page">
        <style:background-image/>
      </style:table-cell-properties>
    </style:style>
    <style:style style:name="Table3.A8"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3.3cm" style:rel-column-width="13107*"/>
    </style:style>
    <style:style style:name="Table4.1" style:family="table-row">
      <style:table-row-properties fo:keep-together="auto"/>
    </style:style>
    <style:style style:name="Table4.A1" style:family="table-cell">
      <style:table-cell-properties style:vertical-align="" fo:background-color="transparent" fo:padding="0.097cm" fo:border-left="none" fo:border-right="none" fo:border-top="2.5pt solid #666666" fo:border-bottom="none" style:writing-mode="page">
        <style:background-image/>
      </style:table-cell-properties>
    </style:style>
    <style:style style:name="Table4.A2" style:family="table-cell">
      <style:table-cell-properties style:vertical-align="" fo:background-color="#eeeeee" fo:padding="0.097cm" fo:border="none" style:writing-mode="page">
        <style:background-image/>
      </style:table-cell-properties>
    </style:style>
    <style:style style:name="Table4.A3" style:family="table-cell">
      <style:table-cell-properties style:vertical-align="" fo:background-color="transparent" fo:padding="0.097cm" fo:border="none" style:writing-mode="page">
        <style:background-image/>
      </style:table-cell-properties>
    </style:style>
    <style:style style:name="Table4.A4"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Standard">
      <style:text-properties officeooo:rsid="005cc1f3" officeooo:paragraph-rsid="005cc1f3"/>
    </style:style>
    <style:style style:name="P8" style:family="paragraph" style:parent-style-name="Text_20_body">
      <style:text-properties officeooo:paragraph-rsid="00488833"/>
    </style:style>
    <style:style style:name="P9" style:family="paragraph" style:parent-style-name="Text_20_body">
      <style:text-properties officeooo:paragraph-rsid="004c52ce"/>
    </style:style>
    <style:style style:name="P10" style:family="paragraph" style:parent-style-name="Text_20_body">
      <style:text-properties officeooo:rsid="0051ed0a" officeooo:paragraph-rsid="0051ed0a"/>
    </style:style>
    <style:style style:name="P11" style:family="paragraph" style:parent-style-name="Text_20_body">
      <style:text-properties officeooo:paragraph-rsid="0058ff04"/>
    </style:style>
    <style:style style:name="P12" style:family="paragraph" style:parent-style-name="Text_20_body">
      <style:text-properties officeooo:rsid="0059ec0e" officeooo:paragraph-rsid="0059ec0e"/>
    </style:style>
    <style:style style:name="P13" style:family="paragraph" style:parent-style-name="Text_20_body">
      <style:text-properties officeooo:rsid="005c7862" officeooo:paragraph-rsid="005c7862"/>
    </style:style>
    <style:style style:name="P14" style:family="paragraph" style:parent-style-name="Text_20_body">
      <style:text-properties officeooo:rsid="005c96d9" officeooo:paragraph-rsid="005c96d9"/>
    </style:style>
    <style:style style:name="P15" style:family="paragraph" style:parent-style-name="Text_20_body">
      <style:text-properties officeooo:rsid="005cc1f3" officeooo:paragraph-rsid="005cc1f3"/>
    </style:style>
    <style:style style:name="P16" style:family="paragraph" style:parent-style-name="Text_20_body">
      <style:text-properties officeooo:rsid="005cc1f3" officeooo:paragraph-rsid="005e4ba2"/>
    </style:style>
    <style:style style:name="P17" style:family="paragraph" style:parent-style-name="Text_20_body">
      <style:text-properties officeooo:rsid="006361f0" officeooo:paragraph-rsid="006361f0"/>
    </style:style>
    <style:style style:name="P18" style:family="paragraph" style:parent-style-name="Text_20_body">
      <style:text-properties officeooo:rsid="0064b63a" officeooo:paragraph-rsid="0064b63a"/>
    </style:style>
    <style:style style:name="P19" style:family="paragraph" style:parent-style-name="Heading_20_2">
      <style:text-properties officeooo:paragraph-rsid="0059ec0e"/>
    </style:style>
    <style:style style:name="P20" style:family="paragraph" style:parent-style-name="Heading_20_2">
      <style:text-properties officeooo:rsid="0059ec0e" officeooo:paragraph-rsid="0059ec0e"/>
    </style:style>
    <style:style style:name="P21" style:family="paragraph" style:parent-style-name="Heading_20_3">
      <style:text-properties officeooo:rsid="005c96d9" officeooo:paragraph-rsid="005c96d9"/>
    </style:style>
    <style:style style:name="P22" style:family="paragraph" style:parent-style-name="Heading_20_1">
      <style:text-properties officeooo:paragraph-rsid="0058ff04"/>
    </style:style>
    <style:style style:name="P23" style:family="paragraph" style:parent-style-name="Heading_20_1">
      <style:paragraph-properties fo:break-before="page"/>
    </style:style>
    <style:style style:name="P24" style:family="paragraph" style:parent-style-name="Text_20_body">
      <style:text-properties officeooo:rsid="00693795"/>
    </style:style>
    <style:style style:name="P25" style:family="paragraph" style:parent-style-name="Text_20_body" style:list-style-name="L1">
      <style:text-properties officeooo:paragraph-rsid="00488833"/>
    </style:style>
    <style:style style:name="P26" style:family="paragraph" style:parent-style-name="Text_20_body" style:list-style-name="L1">
      <style:text-properties officeooo:rsid="0045d86a" officeooo:paragraph-rsid="00488833"/>
    </style:style>
    <style:style style:name="P27" style:family="paragraph" style:parent-style-name="Text_20_body" style:list-style-name="L2"/>
    <style:style style:name="P28" style:family="paragraph" style:parent-style-name="Text_20_body" style:list-style-name="L2">
      <style:text-properties officeooo:paragraph-rsid="00488833"/>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text-properties officeooo:rsid="0055a33a" officeooo:paragraph-rsid="0055a33a"/>
    </style:style>
    <style:style style:name="P32" style:family="paragraph" style:parent-style-name="Text_20_body" style:list-style-name="L6">
      <style:text-properties officeooo:rsid="0064b63a" officeooo:paragraph-rsid="0064b63a"/>
    </style:style>
    <style:style style:name="P33" style:family="paragraph" style:parent-style-name="Text_20_body" style:list-style-name="L6">
      <style:text-properties officeooo:rsid="00661211" officeooo:paragraph-rsid="00661211"/>
    </style:style>
    <style:style style:name="P34" style:family="paragraph" style:parent-style-name="Text_20_body">
      <style:text-properties officeooo:paragraph-rsid="006efd03"/>
    </style:style>
    <style:style style:name="P35" style:family="paragraph" style:parent-style-name="Text_20_body" style:list-style-name="L3">
      <style:text-properties officeooo:rsid="00704ba1" officeooo:paragraph-rsid="00704ba1"/>
    </style:style>
    <style:style style:name="P36" style:family="paragraph" style:parent-style-name="Text_20_body" style:list-style-name="L3">
      <style:text-properties officeooo:rsid="0071f21b" officeooo:paragraph-rsid="0071f21b"/>
    </style:style>
    <style:style style:name="P37" style:family="paragraph" style:parent-style-name="Text_20_body" style:list-style-name="L3">
      <style:text-properties officeooo:rsid="0072ac00" officeooo:paragraph-rsid="0072ac00"/>
    </style:style>
    <style:style style:name="P38" style:family="paragraph" style:parent-style-name="Heading_20_1" style:master-page-name="First_20_Page">
      <style:paragraph-properties style:page-number="auto"/>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275126"/>
    </style:style>
    <style:style style:name="T6" style:family="text">
      <style:text-properties officeooo:rsid="00355ce8"/>
    </style:style>
    <style:style style:name="T7" style:family="text">
      <style:text-properties officeooo:rsid="0036bed4"/>
    </style:style>
    <style:style style:name="T8" style:family="text">
      <style:text-properties officeooo:rsid="00392e4f"/>
    </style:style>
    <style:style style:name="T9" style:family="text">
      <style:text-properties officeooo:rsid="0043d51b"/>
    </style:style>
    <style:style style:name="T10" style:family="text">
      <style:text-properties officeooo:rsid="0044ca22"/>
    </style:style>
    <style:style style:name="T11" style:family="text">
      <style:text-properties officeooo:rsid="004590a3"/>
    </style:style>
    <style:style style:name="T12" style:family="text">
      <style:text-properties fo:font-size="11pt" fo:font-weight="normal" officeooo:rsid="004c52ce" style:font-size-asian="11pt" style:font-weight-asian="normal" style:font-size-complex="11pt" style:font-weight-complex="normal"/>
    </style:style>
    <style:style style:name="T13" style:family="text">
      <style:text-properties fo:font-size="11pt" fo:font-weight="normal" officeooo:rsid="006efd03" style:font-size-asian="11pt" style:font-weight-asian="normal" style:font-size-complex="11pt" style:font-weight-complex="normal"/>
    </style:style>
    <style:style style:name="T14" style:family="text">
      <style:text-properties fo:font-weight="normal" style:font-weight-asian="normal" style:font-weight-complex="normal"/>
    </style:style>
    <style:style style:name="T15" style:family="text">
      <style:text-properties officeooo:rsid="0047316b"/>
    </style:style>
    <style:style style:name="T16" style:family="text">
      <style:text-properties officeooo:rsid="00488833"/>
    </style:style>
    <style:style style:name="T17" style:family="text">
      <style:text-properties officeooo:rsid="004c52ce"/>
    </style:style>
    <style:style style:name="T18" style:family="text">
      <style:text-properties officeooo:rsid="0051ed0a"/>
    </style:style>
    <style:style style:name="T19" style:family="text">
      <style:text-properties officeooo:rsid="005a0dcf"/>
    </style:style>
    <style:style style:name="T20" style:family="text">
      <style:text-properties officeooo:rsid="005bb22b"/>
    </style:style>
    <style:style style:name="T21" style:family="text">
      <style:text-properties fo:font-style="italic" style:font-style-asian="italic" style:font-style-complex="italic"/>
    </style:style>
    <style:style style:name="T22" style:family="text">
      <style:text-properties officeooo:rsid="005c96d9"/>
    </style:style>
    <style:style style:name="T23" style:family="text">
      <style:text-properties officeooo:rsid="005e4ba2"/>
    </style:style>
    <style:style style:name="T24" style:family="text">
      <style:text-properties officeooo:rsid="0064b63a"/>
    </style:style>
    <style:style style:name="T25" style:family="text">
      <style:text-properties officeooo:rsid="0066d236"/>
    </style:style>
    <style:style style:name="T26" style:family="text">
      <style:text-properties officeooo:rsid="00693795"/>
    </style:style>
    <style:style style:name="T27" style:family="text">
      <style:text-properties officeooo:rsid="006b2def"/>
    </style:style>
    <style:style style:name="T28" style:family="text">
      <style:text-properties officeooo:rsid="006c0dca"/>
    </style:style>
    <style:style style:name="T29" style:family="text">
      <style:text-properties officeooo:rsid="006dba91"/>
    </style:style>
    <style:style style:name="T30" style:family="text">
      <style:text-properties officeooo:rsid="006efd03"/>
    </style:style>
    <style:style style:name="T31" style:family="text">
      <style:text-properties officeooo:rsid="00704ba1"/>
    </style:style>
    <style:style style:name="T32" style:family="text">
      <style:text-properties officeooo:rsid="0071f21b"/>
    </style:style>
    <style:style style:name="T33"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38">Project name <office:annotation><dc:creator>Unknown Author</dc:creator><dc:date>2015-04-01T13:40:11</dc:date><text:p text:style-name="P39"><text:span text:style-name="T33">Unique identifier name, specific to this pitch</text:span></text:p></office:annotation></text:p>
      <text:p text:style-name="Text_20_body">Glia <text:span text:style-name="T28">Foreign</text:span> Office – <text:span text:style-name="T26">Year End of fellowship +1 (2020)</text:span></text:p>
      <text:p text:style-name="Heading_20_1">Fellow<text:span text:style-name="T15">(s)</text:span></text:p>
      <text:p text:style-name="Text_20_body">Tarek Loubani</text:p>
      <text:p text:style-name="Heading_20_1">Short description</text:p>
      <text:p text:style-name="P24">The <text:span text:style-name="T28">Foreign</text:span> office has been established. Stable operational costs remain the most difficult item to gain funding for, and so we are trying to maximize funding from the Foundation to ensure stability in the office.</text:p>
      <text:p text:style-name="Heading_20_1">Objective(s)</text:p>
      <text:list xml:id="list3094993079278256009" text:style-name="L1">
        <text:list-item>
          <text:p text:style-name="P26"><text:span text:style-name="T27">Maintain the operational costs of the Glia foreign office so that it may continue its goal to research, create, maintain and manufacture high quality open access medical devices in the foreign country</text:span></text:p>
        </text:list-item>
        <text:list-item>
          <text:p text:style-name="P25"><text:span text:style-name="T16">Permeate the broader values of local design and manufacture in the area</text:span><office:annotation><dc:creator>Unknown Author</dc:creator><dc:date>2015-03-11T13:42:16</dc:date><text:p><text:span text:style-name="T33">Why do you want to do it?</text:span></text:p><text:p><text:span text:style-name="T33">What do you hope to achieve?</text:span></text:p><text:p><text:span text:style-name="T33">How will the world be different because of this project?</text:span></text:p></office:annotation></text:p>
        </text:list-item>
      </text:list>
      <text:p text:style-name="P8"/>
      <text:p text:style-name="Text_20_body">The <text:span text:style-name="T28">Foreign</text:span> team will:</text:p>
      <text:list xml:id="list4163801232757508499" text:style-name="L2">
        <text:list-item>
          <text:p text:style-name="P27">Be a centre of excellence for 3D printing and rapid prototyping</text:p>
        </text:list-item>
        <text:list-item>
          <text:p text:style-name="P27">Be a centre of excellence for Free/Open Source Software and Hardware in <text:span text:style-name="T28">the Foreign country</text:span></text:p>
        </text:list-item>
        <text:list-item>
          <text:p text:style-name="P27">Disseminate 3D printing culture in schools, universities and businesses</text:p>
        </text:list-item>
        <text:list-item>
          <text:p text:style-name="P27">Produce medical devices <text:span text:style-name="T28">for local hospitals and the Ministry of Health</text:span></text:p>
        </text:list-item>
        <text:list-item>
          <text:p text:style-name="P27">Train hospital biomedical engineering departments on use of 3D printing</text:p>
        </text:list-item>
        <text:list-item>
          <text:p text:style-name="P27">Establish centre<text:span text:style-name="T28">s</text:span> for 3D printing <text:span text:style-name="T6">and device development </text:span>in University College of Science and Technology (Khan Younis), <text:span text:style-name="T28">Terre des Hommes, and the Emaar Centre for Rehabilitation and Development</text:span></text:p>
        </text:list-item>
      </text:list>
      <text:p text:style-name="P23">Link to scope of fellowship(s)<office:annotation><dc:creator>Unknown Author</dc:creator><dc:date>2015-03-11T13:42:56</dc:date><text:p><text:span text:style-name="T33">How does this relate to the scope of your fellowship(s)?</text:span></text:p></office:annotation></text:p>
      <text:p text:style-name="Text_20_body">The fellowship scope is to both create medical devices and to create the conditions for open source medical devices to thrive. <text:span text:style-name="T29">The Foreign country</text:span> serves as a live test for these devices, <text:span text:style-name="T7">and an office is necessary to coordinate this work</text:span>.</text:p>
      <text:p text:style-name="Heading_20_1">Context</text:p>
      <text:p text:style-name="P34"><text:span text:style-name="T13">Over the past year, we have established an office in the Foreign region that has been more successful than we initially imagined. However, we have had more trouble than we imagined gaining operational funding for this office. This is for two main reasons: That operational funding rather than project funding is difficult to obtain at the best of times due to its lack of appeal to funders; and that the Foreign office is situated in a politically active zone that makes it even more difficult to obtain any funds at all.</text:span></text:p>
      <text:p text:style-name="P34"><text:span text:style-name="T12">This project will allow the engineers </text:span><text:span text:style-name="T13">in the Foreign office </text:span><text:span text:style-name="T12">to </text:span><text:span text:style-name="T13">continue their </text:span><text:span text:style-name="T12">work full-time with Glia, and to have equipment that makes it possible to work efficiently and effectively.</text:span><text:span text:style-name="T14"><office:annotation><dc:creator>Unknown Author</dc:creator><dc:date>2015-03-11T13:43:19</dc:date><text:p><text:span text:style-name="T33">How does this project fit into the greater environment?</text:span></text:p><text:p><text:span text:style-name="T33">How is this similar and/or different from what others have done?</text:span></text:p></office:annotation></text:span></text:p>
      <text:p text:style-name="Text_20_body"><text:span text:style-name="T30">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9">ese projects require large expenditures of political and financial capital, and so tend to be reserved for big-ticket items or times of extreme deprivation.</text:span></text:p>
      <text:p text:style-name="P9">The unique geopolitical context also means that duplication is an essential component of any project, since any one location may be bombed at any time or the participants <text:span text:style-name="T17">arrested or assassinated</text:span>. <text:span text:style-name="T17">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3">Who do you expect will benefit from this project?</text:span></text:p><text:p><text:span text:style-name="T33">Who will/might the project impact on?</text:span></text:p></office:annotation></text:p>
      <text:list xml:id="list2388038135322081195" text:style-name="L3">
        <text:list-item>
          <text:p text:style-name="P29">Ministry of Health (<text:span text:style-name="T30">Foreign country</text:span>) – <text:span text:style-name="T8">creation of needed medical devices</text:span></text:p>
        </text:list-item>
        <text:list-item>
          <text:p text:style-name="P29">Work Without Borders (<text:span text:style-name="T30">Foreign country</text:span>) – <text:span text:style-name="T30">continuing training and support of their 3D modeling team</text:span></text:p>
        </text:list-item>
        <text:list-item>
          <text:p text:style-name="P29">University College of Science and Technology (Khan Younis) – <text:span text:style-name="T30">continuing </text:span>training and <text:span text:style-name="T30">support </text:span>of biomedical devices division</text:p>
        </text:list-item>
        <text:list-item>
          <text:p text:style-name="P35">Terre des Hommes – continuing training and support of their mobile fablab</text:p>
        </text:list-item>
        <text:list-item>
          <text:p text:style-name="P35">Emaar <text:span text:style-name="T28">Centre for Rehabilitation and Development</text:span> – continuing training and support of their fablab</text:p>
        </text:list-item>
      </text:list>
      <text:p text:style-name="Heading_20_1"><text:soft-page-break/>Strategic partners<office:annotation><dc:creator>Unknown Author</dc:creator><dc:date>2015-03-11T13:46:11</dc:date><text:p><text:span text:style-name="T33">Who will you work closely with?</text:span></text:p><text:p><text:span text:style-name="T33">Who will be part of the project team?</text:span></text:p></office:annotation></text:p>
      <text:list xml:id="list161553271760584" text:continue-numbering="true" text:style-name="L3">
        <text:list-item>
          <text:p text:style-name="P29">Ministry of Health (<text:span text:style-name="T32">Foreign</text:span>)</text:p>
        </text:list-item>
        <text:list-item>
          <text:p text:style-name="P29">Work Without Borders (<text:span text:style-name="T32">Foreign</text:span>)</text:p>
        </text:list-item>
        <text:list-item>
          <text:p text:style-name="P29">University College of Science and Technology (Khan Younis)</text:p>
        </text:list-item>
        <text:list-item>
          <text:p text:style-name="P37">Terre des Hommes</text:p>
        </text:list-item>
        <text:list-item>
          <text:p text:style-name="P37"><text:span text:style-name="T31">Emaar Centre for Rehabilitation and Development</text:span></text:p>
        </text:list-item>
        <text:list-item>
          <text:p text:style-name="P29">Tashkeel 3D</text:p>
        </text:list-item>
        <text:list-item>
          <text:p text:style-name="P36">Glia Inc</text:p>
        </text:list-item>
      </text:list>
      <text:p text:style-name="Text_20_body"/>
      <text:p text:style-name="Heading_20_1">Boundary <text:span text:style-name="T3">players</text:span><text:span text:style-name="T3"><office:annotation><dc:creator>Unknown Author</dc:creator><dc:date>2015-03-11T13:51:57</dc:date><text:p><text:span text:style-name="T33">These are outside the project team, staff and/or board, not directly included in the project by you.</text:span></text:p><text:p><text:span text:style-name="T33">Who do you need to keep in mind when developing and implementing the project? </text:span></text:p><text:p><text:span text:style-name="T33">Whose actions and/or decisions will/could impact on the project?</text:span></text:p><text:p><text:span text:style-name="T33">Who might challenge or try to block what you are trying to do?</text:span></text:p><text:p><text:span text:style-name="T33">Whose actions or decisions might hold a risk for your project?</text:span></text:p><text:p><text:span text:style-name="T33">Who might be able to help?</text:span></text:p><text:p><text:span text:style-name="T33"/></text:p></office:annotation></text:span></text:p>
      <text:p text:style-name="P10">Boundary players are listed below in order of disruption as a function of ability and likelihood.</text:p>
      <text:list xml:id="list3066428958364296095" text:style-name="L4">
        <text:list-item>
          <text:p text:style-name="P30">Coordination of Government Activities in the Territories (COGAT) – Israeli unit responsible for blockade</text:p>
          <text:list>
            <text:list-item>
              <text:p text:style-name="P30">Might deny <text:span text:style-name="T18">project members</text:span> entry to Gaza</text:p>
            </text:list-item>
            <text:list-item>
              <text:p text:style-name="P30">Might deny equipment entry into Gaza</text:p>
            </text:list-item>
          </text:list>
        </text:list-item>
        <text:list-item>
          <text:p text:style-name="P30">Ministry of Interior (Israel)</text:p>
          <text:list>
            <text:list-item>
              <text:p text:style-name="P30">Might deny <text:span text:style-name="T18">project members</text:span> <text:span text:style-name="T18">visas to enter Israel</text:span></text:p>
            </text:list-item>
          </text:list>
        </text:list-item>
        <text:list-item>
          <text:p text:style-name="P30">Israel Security Agency (aka Shin Bet aka Shabak)</text:p>
          <text:list>
            <text:list-item>
              <text:p text:style-name="P30">Might declare project members as terrorists</text:p>
            </text:list-item>
          </text:list>
        </text:list-item>
        <text:list-item>
          <text:p text:style-name="P30">Canadian Security Intelligence Service / Royal Canadian Mounted Police (CSIS/RCMP)</text:p>
          <text:list>
            <text:list-item>
              <text:p text:style-name="P30">Might define work in Gaza as falling within Bill C51 (The Antiterrorism Act)</text:p>
            </text:list-item>
            <text:list-item>
              <text:p text:style-name="P30">Might order confiscation of laptops / electronics</text:p>
            </text:list-item>
          </text:list>
        </text:list-item>
        <text:list-item>
          <text:p text:style-name="P30">Health Canada</text:p>
        </text:list-item>
      </text:list>
      <text:list xml:id="list2625962561120298008" text:style-name="L5">
        <text:list-item>
          <text:list>
            <text:list-item>
              <text:p text:style-name="P31">Licensing barriers might create down-time in projects in Gaza</text:p>
            </text:list-item>
          </text:list>
        </text:list-item>
      </text:list>
      <text:p text:style-name="Heading_20_1">Methodology and activities<office:annotation><dc:creator>Unknown Author</dc:creator><dc:date>2015-03-11T13:53:40</dc:date><text:p><text:span text:style-name="T33">What will your approach be?</text:span></text:p><text:p><text:span text:style-name="T33">What activities will the project include?</text:span></text:p></office:annotation></text:p>
      <text:p text:style-name="P20"><text:soft-page-break/>Manufacturing</text:p>
      <text:p text:style-name="P12">The <text:span text:style-name="T19">Gaza </text:span>office is presently <text:span text:style-name="T19">co-located with</text:span> Tashkeel 3D, a 3D printing, CNC and PCB-manufacturing facility currently based in a 1-room workshop. <text:span text:style-name="T19">The new office will have 4 rooms, 3 for Glia-related purposes, and one for Tashkeel 3D to continue its work. Glia will cover $300 of the $400 rent, and Tashkeel 3D will pay for the remainder. All of Tashkeel 3D’s equipment (CNC, tools, etc) will be available to Glia. See below in “Sustainability strategy” for the rationale on keeping Tashkeel 3D alive.</text:span></text:p>
      <text:p text:style-name="P20">Research and development</text:p>
      <text:p text:style-name="P13">Research and development in Gaza will be shared among three groups. The first is the Gaza Glia office, which will be responsible for quick-and-dirty projects (<text:span text:style-name="T21">e.g.</text:span>, tourniquet design).</text:p>
      <text:p text:style-name="P13">The second group will be UCST-KY. Once set up, this college will be assigned one or two main projects per year to develop and deploy. Their team of biomedical engineers, engineers and health-related specialists will take approximately 2 years to grow, but should be productive once they take off.</text:p>
      <text:p text:style-name="P13">The third group will be WWB. This group will most likely be used to create limited and easily achievable devices that require no strategic thinking. Examples include re-laying out a PCB (<text:span text:style-name="T21">e.g.</text:span>, an 8-layer PCB for ECG being re-done as a 1-layer PCB) or modeling devices (<text:span text:style-name="T21">e.g.</text:span>, surgical instruments).</text:p>
      <text:p text:style-name="P19">Personnel</text:p>
      <text:p text:style-name="P14">The office will have three paid personnel, two engineers (Mohammed Abu Matar and Mahmoud Al-Alawi) and a helper. Because the office represents a real-life work opportunity, unpaid interns seconded from Gaza’s universities will be leveraged as well.</text:p>
      <text:p text:style-name="P19"><text:span text:style-name="T11">External</text:span> training</text:p>
      <text:p text:style-name="P14">External training began during February and is proceeding as follows:</text:p>
      <text:p text:style-name="P21">University College of Science and Technology (Khan Younis)</text:p>
      <text:p text:style-name="Text_20_body">UCST will have weekly training sessions for the first month, then biweekly sessions. Within 6 months, their program should be <text:span text:style-name="T22">able to produce their first stethoscopes, which will ramp up to full production by 12 months’ time.</text:span></text:p>
      <text:p text:style-name="Heading_20_3">Work Without Borders</text:p>
      <text:p text:style-name="P7">WWB received their printer on 1 March 2017. The first training session was the same day. They will receive weekly sessions for the first month, then biweekly sessions for the next 5 months. Thereafter (August 2017), we will reassess and make a new plan as to how to proceed forward.</text:p>
      <text:p text:style-name="Text_20_body"/>
      <text:p text:style-name="P23">Outputs and deliverables<office:annotation><dc:creator>Unknown Author</dc:creator><dc:date>2015-03-11T13:54:06</dc:date><text:p><text:span text:style-name="T33">What will the tangible outputs of the project be?</text:span></text:p><text:p><text:span text:style-name="T33">What IP will be created during the project?</text:span></text:p></office:annotation></text:p>
      <text:p text:style-name="Heading_20_2">Medical device manufacturing</text:p>
      <text:p text:style-name="Text_20_body">The primary task of the team will be to create and distribute medical devices. The first of these is a stethoscope. <text:span text:style-name="T10">Using a graded model of distribution and continuous improvement, 100 stethoscopes will be delivered in the first 6 months, followed by approximately 500 in the 6 months thereafter. The creation of stethoscopes will be largely contingent on the entry of silicone tubing.</text:span></text:p>
      <text:list xml:id="list161552201796648" text:continue-list="list4163801232757508499" text:style-name="L2">
        <text:list-item>
          <text:p text:style-name="P28">Produce medical devices in Gaza:</text:p>
          <text:list>
            <text:list-item>
              <text:p text:style-name="P28">Stethoscopes (2017)</text:p>
            </text:list-item>
            <text:list-item>
              <text:p text:style-name="P28">Tourniquets (2017/2018)</text:p>
            </text:list-item>
            <text:list-item>
              <text:p text:style-name="P28">Pulse oximeters (2018/2019)</text:p>
            </text:list-item>
            <text:list-item>
              <text:p text:style-name="P28">Upper limb prosthetics (2017/2018)</text:p>
            </text:list-item>
          </text:list>
        </text:list-item>
        <text:list-item>
          <text:p text:style-name="P28">Train hospital biomedical engineering departments in Gaza on use of 3D printing</text:p>
        </text:list-item>
      </text:list>
      <text:p text:style-name="Heading_20_2">Medical device development</text:p>
      <text:p text:style-name="Text_20_body">The Gaza team is already working on creating a combat tourniquet for penetrating injuries. They will cooperate with international engineers to finish development of this and other devices as their skills improve and further device needs develop.</text:p>
      <text:p text:style-name="Heading_20_2">Personnel development</text:p>
      <text:p text:style-name="Text_20_body">Two engineers have been working extensively on 3D printing and its cultural dissemination in Gaza. They are Mohammed Abu Matar and Mahmoud Al-Alawi. Through this project, they will be given 1 day a week (6 day work week) to work on independent projects as they see fit to help them develop their skills and interests.</text:p>
      <text:p text:style-name="Heading_20_2"><text:span text:style-name="T11">External</text:span> training <text:span text:style-name="T11">for 3D printing</text:span></text:p>
      <text:p text:style-name="P11">UCST is a technical college with an excellent and open-minded administration. W<text:span text:style-name="T11">e will give them a 3D printer (already purchased and assembled in Gaza) and biweekly training sessions until they are capable of producing stethoscopes for use in Gaza.</text:span></text:p>
      <text:p text:style-name="P22">Time frame<office:annotation><dc:creator>Unknown Author</dc:creator><dc:date>2015-03-11T13:54:30</dc:date><text:p><text:span text:style-name="T33">When? </text:span></text:p><text:p><text:span text:style-name="T33">How long? </text:span></text:p></office:annotation></text:p>
      <text:p text:style-name="Text_20_body">One year, renewable. Start date is effective immediately.</text:p>
      <text:p text:style-name="Heading_20_1"><text:soft-page-break/>Resources and budget</text:p>
      <text:p text:style-name="Text_20_body"/>
      <text:p text:style-name="Text_20_body"><text:span text:style-name="T4">Table 1. Capital costs</text:span><office:annotation><dc:creator>Unknown Author</dc:creator><dc:date>2015-03-11T13:55:00</dc:date><text:p><text:span text:style-name="T33">What do you need to implement the project?</text:span></text:p><text:p><text:span text:style-name="T33">How much will it cost? Full budget</text:span></text:p></office:annotation></text:p>
      <table:table table:name="Table1" table:style-name="Table1">
        <office:dde-source office:name="soffice5" office:dde-application="soffice" office:dde-item="/home/orangey/workspace/meta/pitches/2018/2020 - Gaza office budget.ods" office:dde-topic="Sheet1.A1:E10" office:automatic-update="true"/>
        <table:table-column table:style-name="Table1.A" table:number-columns-repeated="5"/>
        <table:table-row>
          <table:table-cell table:style-name="Table1.A1" office:value-type="string">
            <text:p text:style-name="Text_20_body">Item</text:p>
          </table:table-cell>
          <table:table-cell table:style-name="Table1.A1" office:value-type="string">
            <text:p text:style-name="Text_20_body">Description</text:p>
          </table:table-cell>
          <table:table-cell table:style-name="Table1.A1" office:value-type="string">
            <text:p text:style-name="Text_20_body">Quantity</text:p>
          </table:table-cell>
          <table:table-cell table:style-name="Table1.A1" office:value-type="string">
            <text:p text:style-name="Text_20_body">Unit cost</text:p>
          </table:table-cell>
          <table:table-cell table:style-name="Table1.A1" office:value-type="string">
            <text:p text:style-name="Text_20_body">Total cost</text:p>
          </table:table-cell>
        </table:table-row>
        <table:table-row>
          <table:table-cell table:style-name="Table1.A2" office:value-type="string">
            <text:p text:style-name="Text_20_body">Solar system</text:p>
          </table:table-cell>
          <table:table-cell table:style-name="Table1.A2" office:value-type="string">
            <text:p text:style-name="Text_20_body">5KW</text:p>
          </table:table-cell>
          <table:table-cell table:style-name="Table1.A2" office:value-type="string">
            <text:p text:style-name="Text_20_body">1</text:p>
          </table:table-cell>
          <table:table-cell table:style-name="Table1.A2" office:value-type="string">
            <text:p text:style-name="Text_20_body">4500</text:p>
          </table:table-cell>
          <table:table-cell table:style-name="Table1.A2" office:value-type="string">
            <text:p text:style-name="Text_20_body">$4,500.00</text:p>
          </table:table-cell>
        </table:table-row>
        <table:table-row>
          <table:table-cell table:style-name="Table1.A3" office:value-type="string">
            <text:p text:style-name="Text_20_body">3D scanner </text:p>
          </table:table-cell>
          <table:table-cell table:style-name="Table1.A3" office:value-type="string">
            <text:p text:style-name="Text_20_body">MS Kinect module</text:p>
          </table:table-cell>
          <table:table-cell table:style-name="Table1.A3" office:value-type="string">
            <text:p text:style-name="Text_20_body">1</text:p>
          </table:table-cell>
          <table:table-cell table:style-name="Table1.A3" office:value-type="string">
            <text:p text:style-name="Text_20_body">50</text:p>
          </table:table-cell>
          <table:table-cell table:style-name="Table1.A3" office:value-type="string">
            <text:p text:style-name="Text_20_body">$50.00</text:p>
          </table:table-cell>
        </table:table-row>
        <table:table-row>
          <table:table-cell table:style-name="Table1.A2" office:value-type="string">
            <text:p text:style-name="Text_20_body">Battery Charger</text:p>
          </table:table-cell>
          <table:table-cell table:style-name="Table1.A2" office:value-type="string">
            <text:p text:style-name="Text_20_body">40A</text:p>
          </table:table-cell>
          <table:table-cell table:style-name="Table1.A2" office:value-type="string">
            <text:p text:style-name="Text_20_body">1</text:p>
          </table:table-cell>
          <table:table-cell table:style-name="Table1.A2" office:value-type="string">
            <text:p text:style-name="Text_20_body">80</text:p>
          </table:table-cell>
          <table:table-cell table:style-name="Table1.A2" office:value-type="string">
            <text:p text:style-name="Text_20_body">$80.00</text:p>
          </table:table-cell>
        </table:table-row>
        <table:table-row>
          <table:table-cell table:style-name="Table1.A3" office:value-type="string">
            <text:p text:style-name="Text_20_body">Raspberry pi <text:s/></text:p>
          </table:table-cell>
          <table:table-cell table:style-name="Table1.A3" office:value-type="string">
            <text:p text:style-name="Text_20_body">Raspberry Pi 3</text:p>
          </table:table-cell>
          <table:table-cell table:style-name="Table1.A3" office:value-type="string">
            <text:p text:style-name="Text_20_body">1</text:p>
          </table:table-cell>
          <table:table-cell table:style-name="Table1.A3" office:value-type="string">
            <text:p text:style-name="Text_20_body">45</text:p>
          </table:table-cell>
          <table:table-cell table:style-name="Table1.A3" office:value-type="string">
            <text:p text:style-name="Text_20_body">$45.00</text:p>
          </table:table-cell>
        </table:table-row>
        <table:table-row>
          <table:table-cell table:style-name="Table1.A2" office:value-type="string">
            <text:p text:style-name="Text_20_body">Filament extruder</text:p>
          </table:table-cell>
          <table:table-cell table:style-name="Table1.A2" office:value-type="string">
            <text:p text:style-name="Text_20_body">Filastruder</text:p>
          </table:table-cell>
          <table:table-cell table:style-name="Table1.A2" office:value-type="string">
            <text:p text:style-name="Text_20_body">1</text:p>
          </table:table-cell>
          <table:table-cell table:style-name="Table1.A2" office:value-type="string">
            <text:p text:style-name="Text_20_body">300</text:p>
          </table:table-cell>
          <table:table-cell table:style-name="Table1.A2" office:value-type="string">
            <text:p text:style-name="Text_20_body">$300.00</text:p>
          </table:table-cell>
        </table:table-row>
        <table:table-row>
          <table:table-cell table:style-name="Table1.A3" office:value-type="string">
            <text:p text:style-name="Text_20_body">Filament winder</text:p>
          </table:table-cell>
          <table:table-cell table:style-name="Table1.A3" office:value-type="string">
            <text:p text:style-name="Text_20_body">Filawinder</text:p>
          </table:table-cell>
          <table:table-cell table:style-name="Table1.A3" office:value-type="string">
            <text:p text:style-name="Text_20_body">1</text:p>
          </table:table-cell>
          <table:table-cell table:style-name="Table1.A3" office:value-type="string">
            <text:p text:style-name="Text_20_body">170</text:p>
          </table:table-cell>
          <table:table-cell table:style-name="Table1.A3" office:value-type="string">
            <text:p text:style-name="Text_20_body">$170.00</text:p>
          </table:table-cell>
        </table:table-row>
        <table:table-row>
          <table:table-cell table:style-name="Table1.A2" office:value-type="string">
            <text:p text:style-name="Text_20_body">Printer enclosure cabinets</text:p>
          </table:table-cell>
          <table:table-cell table:style-name="Table1.A2" office:value-type="string">
            <text:p text:style-name="Text_20_body">Each cabinet supports 6 printers</text:p>
          </table:table-cell>
          <table:table-cell table:style-name="Table1.A2" office:value-type="string">
            <text:p text:style-name="Text_20_body">2</text:p>
          </table:table-cell>
          <table:table-cell table:style-name="Table1.A2" office:value-type="string">
            <text:p text:style-name="Text_20_body">540</text:p>
          </table:table-cell>
          <table:table-cell table:style-name="Table1.A2" office:value-type="string">
            <text:p text:style-name="Text_20_body">$1,080.00</text:p>
          </table:table-cell>
        </table:table-row>
        <table:table-row table:style-name="Table1.9">
          <table:table-cell table:style-name="Table1.A3" office:value-type="string">
            <text:p text:style-name="Text_20_body">Work chairs</text:p>
          </table:table-cell>
          <table:table-cell table:style-name="Table1.A3" office:value-type="string">
            <text:p text:style-name="Text_20_body"/>
          </table:table-cell>
          <table:table-cell table:style-name="Table1.A3" office:value-type="string">
            <text:p text:style-name="Text_20_body">2</text:p>
          </table:table-cell>
          <table:table-cell table:style-name="Table1.A3" office:value-type="string">
            <text:p text:style-name="Text_20_body">30</text:p>
          </table:table-cell>
          <table:table-cell table:style-name="Table1.A3" office:value-type="string">
            <text:p text:style-name="Text_20_body">$60.00</text:p>
          </table:table-cell>
        </table:table-row>
        <table:table-row>
          <table:table-cell table:style-name="Table1.A10" office:value-type="string">
            <text:p text:style-name="Text_20_body">Total</text:p>
          </table:table-cell>
          <table:table-cell table:style-name="Table1.A10" office:value-type="string">
            <text:p text:style-name="Text_20_body"/>
          </table:table-cell>
          <table:table-cell table:style-name="Table1.A10" office:value-type="string">
            <text:p text:style-name="Text_20_body"/>
          </table:table-cell>
          <table:table-cell table:style-name="Table1.A10" office:value-type="string">
            <text:p text:style-name="Text_20_body"/>
          </table:table-cell>
          <table:table-cell table:style-name="Table1.A10" office:value-type="string">
            <text:p text:style-name="Text_20_body">$6,285.00</text:p>
          </table:table-cell>
        </table:table-row>
      </table:table>
      <text:p text:style-name="Text_20_body"/>
      <text:p text:style-name="Text_20_body">Table 2. <text:span text:style-name="T5">Material costs</text:span></text:p>
      <table:table table:name="Table2" table:style-name="Table2">
        <office:dde-source office:name="soffice6" office:dde-application="soffice" office:dde-item="/home/orangey/workspace/meta/pitches/2018/2020 - Gaza office budget.ods" office:dde-topic="Sheet1.A12:E16" office:automatic-update="true"/>
        <table:table-column table:style-name="Table2.A" table:number-columns-repeated="5"/>
        <table:table-row>
          <table:table-cell table:style-name="Table2.A1" office:value-type="string">
            <text:p text:style-name="Text_20_body">Item</text:p>
          </table:table-cell>
          <table:table-cell table:style-name="Table2.A1" office:value-type="string">
            <text:p text:style-name="Text_20_body">Description</text:p>
          </table:table-cell>
          <table:table-cell table:style-name="Table2.A1" office:value-type="string">
            <text:p text:style-name="Text_20_body">Quantity</text:p>
          </table:table-cell>
          <table:table-cell table:style-name="Table2.A1" office:value-type="string">
            <text:p text:style-name="Text_20_body">Unit cost</text:p>
          </table:table-cell>
          <table:table-cell table:style-name="Table2.A1" office:value-type="string">
            <text:p text:style-name="Text_20_body">Total cost</text:p>
          </table:table-cell>
        </table:table-row>
        <table:table-row>
          <table:table-cell table:style-name="Table2.A2" office:value-type="string">
            <text:p text:style-name="Text_20_body">Thinner</text:p>
          </table:table-cell>
          <table:table-cell table:style-name="Table2.A2" office:value-type="string">
            <text:p text:style-name="Text_20_body"/>
          </table:table-cell>
          <table:table-cell table:style-name="Table2.A2" office:value-type="string">
            <text:p text:style-name="Text_20_body">20</text:p>
          </table:table-cell>
          <table:table-cell table:style-name="Table2.A2" office:value-type="string">
            <text:p text:style-name="Text_20_body">3</text:p>
          </table:table-cell>
          <table:table-cell table:style-name="Table2.A2" office:value-type="string">
            <text:p text:style-name="Text_20_body">$60.00</text:p>
          </table:table-cell>
        </table:table-row>
        <table:table-row table:style-name="Table2.3">
          <table:table-cell table:style-name="Table2.A3" office:value-type="string">
            <text:p text:style-name="Text_20_body">Plastic Pellets</text:p>
          </table:table-cell>
          <table:table-cell table:style-name="Table2.A3" office:value-type="string">
            <text:p text:style-name="Text_20_body">Chi Mei Polylac PA-757 ABS</text:p>
          </table:table-cell>
          <table:table-cell table:style-name="Table2.A3" office:value-type="string">
            <text:p text:style-name="Text_20_body">4</text:p>
          </table:table-cell>
          <table:table-cell table:style-name="Table2.A3" office:value-type="string">
            <text:p text:style-name="Text_20_body">100</text:p>
          </table:table-cell>
          <table:table-cell table:style-name="Table2.A3" office:value-type="string">
            <text:p text:style-name="Text_20_body">$400.00</text:p>
          </table:table-cell>
        </table:table-row>
        <table:table-row>
          <table:table-cell table:style-name="Table2.A2" office:value-type="string">
            <text:p text:style-name="Text_20_body">Silicone tube</text:p>
          </table:table-cell>
          <table:table-cell table:style-name="Table2.A2" office:value-type="string">
            <text:p text:style-name="Text_20_body"/>
          </table:table-cell>
          <table:table-cell table:style-name="Table2.A2" office:value-type="string">
            <text:p text:style-name="Text_20_body"/>
          </table:table-cell>
          <table:table-cell table:style-name="Table2.A2" office:value-type="string">
            <text:p text:style-name="Text_20_body"/>
          </table:table-cell>
          <table:table-cell table:style-name="Table2.A2" office:value-type="string">
            <text:p text:style-name="Text_20_body">$500.00</text:p>
          </table:table-cell>
        </table:table-row>
        <table:table-row>
          <table:table-cell table:style-name="Table2.A5" office:value-type="string">
            <text:p text:style-name="Text_20_body">Total</text:p>
          </table:table-cell>
          <table:table-cell table:style-name="Table2.A5" office:value-type="string">
            <text:p text:style-name="Text_20_body"/>
          </table:table-cell>
          <table:table-cell table:style-name="Table2.A5" office:value-type="string">
            <text:p text:style-name="Text_20_body"/>
          </table:table-cell>
          <table:table-cell table:style-name="Table2.A5" office:value-type="string">
            <text:p text:style-name="Text_20_body"/>
          </table:table-cell>
          <table:table-cell table:style-name="Table2.A5" office:value-type="string">
            <text:p text:style-name="Text_20_body">$960.00</text:p>
          </table:table-cell>
        </table:table-row>
      </table:table>
      <text:p text:style-name="Text_20_body"/>
      <text:p text:style-name="Text_20_body"><text:soft-page-break/>Table 3. Monthly recurring costs</text:p>
      <table:table table:name="Table3" table:style-name="Table3">
        <office:dde-source office:name="soffice9" office:dde-application="soffice" office:dde-item="/home/orangey/workspace/meta/pitches/2018/2020 - Gaza office budget.ods" office:dde-topic="Sheet1.A18:AMJ25" office:automatic-update="true"/>
        <table:table-column table:style-name="Table3.A" table:number-columns-repeated="5"/>
        <table:table-row>
          <table:table-cell table:style-name="Table3.A1" office:value-type="string">
            <text:p text:style-name="Text_20_body">Item</text:p>
          </table:table-cell>
          <table:table-cell table:style-name="Table3.A1" office:value-type="string">
            <text:p text:style-name="Text_20_body"/>
          </table:table-cell>
          <table:table-cell table:style-name="Table3.A1" office:value-type="string">
            <text:p text:style-name="Text_20_body">Quantity</text:p>
          </table:table-cell>
          <table:table-cell table:style-name="Table3.A1" office:value-type="string">
            <text:p text:style-name="Text_20_body">Monthly unit cost</text:p>
          </table:table-cell>
          <table:table-cell table:style-name="Table3.A1" office:value-type="string">
            <text:p text:style-name="Text_20_body">Total annual cost</text:p>
          </table:table-cell>
        </table:table-row>
        <table:table-row table:style-name="Table3.2">
          <table:table-cell table:style-name="Table3.A2" office:value-type="string">
            <text:p text:style-name="Text_20_body">Engineering salary</text:p>
          </table:table-cell>
          <table:table-cell table:style-name="Table3.A2" office:value-type="string">
            <text:p text:style-name="Text_20_body"/>
          </table:table-cell>
          <table:table-cell table:style-name="Table3.A2" office:value-type="string">
            <text:p text:style-name="Text_20_body">2</text:p>
          </table:table-cell>
          <table:table-cell table:style-name="Table3.A2" office:value-type="string">
            <text:p text:style-name="Text_20_body">1000</text:p>
          </table:table-cell>
          <table:table-cell table:style-name="Table3.A2" office:value-type="string">
            <text:p text:style-name="Text_20_body">$24,000.00</text:p>
          </table:table-cell>
        </table:table-row>
        <table:table-row>
          <table:table-cell table:style-name="Table3.A3" office:value-type="string">
            <text:p text:style-name="Text_20_body">Support staff salary</text:p>
          </table:table-cell>
          <table:table-cell table:style-name="Table3.A3" office:value-type="string">
            <text:p text:style-name="Text_20_body"/>
          </table:table-cell>
          <table:table-cell table:style-name="Table3.A3" office:value-type="string">
            <text:p text:style-name="Text_20_body">1</text:p>
          </table:table-cell>
          <table:table-cell table:style-name="Table3.A3" office:value-type="string">
            <text:p text:style-name="Text_20_body">500</text:p>
          </table:table-cell>
          <table:table-cell table:style-name="Table3.A3" office:value-type="string">
            <text:p text:style-name="Text_20_body">$6,000.00</text:p>
          </table:table-cell>
        </table:table-row>
        <table:table-row>
          <table:table-cell table:style-name="Table3.A2" office:value-type="string">
            <text:p text:style-name="Text_20_body">Social media ads/expenses</text:p>
          </table:table-cell>
          <table:table-cell table:style-name="Table3.A2" office:value-type="string">
            <text:p text:style-name="Text_20_body"/>
          </table:table-cell>
          <table:table-cell table:style-name="Table3.A2" office:value-type="string">
            <text:p text:style-name="Text_20_body">1</text:p>
          </table:table-cell>
          <table:table-cell table:style-name="Table3.A2" office:value-type="string">
            <text:p text:style-name="Text_20_body">10</text:p>
          </table:table-cell>
          <table:table-cell table:style-name="Table3.A2" office:value-type="string">
            <text:p text:style-name="Text_20_body">$120.00</text:p>
          </table:table-cell>
        </table:table-row>
        <table:table-row>
          <table:table-cell table:style-name="Table3.A3" office:value-type="string">
            <text:p text:style-name="Text_20_body">Maintenance</text:p>
          </table:table-cell>
          <table:table-cell table:style-name="Table3.A3" office:value-type="string">
            <text:p text:style-name="Text_20_body"/>
          </table:table-cell>
          <table:table-cell table:style-name="Table3.A3" office:value-type="string">
            <text:p text:style-name="Text_20_body">1</text:p>
          </table:table-cell>
          <table:table-cell table:style-name="Table3.A3" office:value-type="string">
            <text:p text:style-name="Text_20_body">100</text:p>
          </table:table-cell>
          <table:table-cell table:style-name="Table3.A3" office:value-type="string">
            <text:p text:style-name="Text_20_body">$1,200.00</text:p>
          </table:table-cell>
        </table:table-row>
        <table:table-row>
          <table:table-cell table:style-name="Table3.A2" office:value-type="string">
            <text:p text:style-name="Text_20_body">Transportation</text:p>
          </table:table-cell>
          <table:table-cell table:style-name="Table3.A2" office:value-type="string">
            <text:p text:style-name="Text_20_body"/>
          </table:table-cell>
          <table:table-cell table:style-name="Table3.A2" office:value-type="string">
            <text:p text:style-name="Text_20_body">1</text:p>
          </table:table-cell>
          <table:table-cell table:style-name="Table3.A2" office:value-type="string">
            <text:p text:style-name="Text_20_body">35</text:p>
          </table:table-cell>
          <table:table-cell table:style-name="Table3.A2" office:value-type="string">
            <text:p text:style-name="Text_20_body">$420.00</text:p>
          </table:table-cell>
        </table:table-row>
        <table:table-row>
          <table:table-cell table:style-name="Table3.A3" office:value-type="string">
            <text:p text:style-name="Text_20_body">Rent</text:p>
          </table:table-cell>
          <table:table-cell table:style-name="Table3.A3" office:value-type="string">
            <text:p text:style-name="Text_20_body"/>
          </table:table-cell>
          <table:table-cell table:style-name="Table3.A3" office:value-type="string">
            <text:p text:style-name="Text_20_body">12</text:p>
          </table:table-cell>
          <table:table-cell table:style-name="Table3.A3" office:value-type="string">
            <text:p text:style-name="Text_20_body">300</text:p>
          </table:table-cell>
          <table:table-cell table:style-name="Table3.A3" office:value-type="string">
            <text:p text:style-name="Text_20_body">$3,600.00</text:p>
          </table:table-cell>
        </table:table-row>
        <table:table-row>
          <table:table-cell table:style-name="Table3.A8" office:value-type="string">
            <text:p text:style-name="Text_20_body">Total</text:p>
          </table:table-cell>
          <table:table-cell table:style-name="Table3.A8" office:value-type="string">
            <text:p text:style-name="Text_20_body"/>
          </table:table-cell>
          <table:table-cell table:style-name="Table3.A8" office:value-type="string">
            <text:p text:style-name="Text_20_body"/>
          </table:table-cell>
          <table:table-cell table:style-name="Table3.A8" office:value-type="string">
            <text:p text:style-name="Text_20_body"/>
          </table:table-cell>
          <table:table-cell table:style-name="Table3.A8" office:value-type="string">
            <text:p text:style-name="Text_20_body">$35,340.00</text:p>
          </table:table-cell>
        </table:table-row>
      </table:table>
      <text:p text:style-name="Text_20_body"/>
      <text:p text:style-name="Text_20_body"/>
      <text:p text:style-name="Text_20_body">Table 4. Total costs</text:p>
      <table:table table:name="Table4" table:style-name="Table4">
        <office:dde-source office:name="soffice10" office:dde-application="soffice" office:dde-item="/home/orangey/workspace/meta/pitches/2018/2020 - Gaza office budget.ods" office:dde-topic="Sheet1.A30:E33" office:automatic-update="true"/>
        <table:table-column table:style-name="Table4.A" table:number-columns-repeated="5"/>
        <table:table-row table:style-name="Table4.1">
          <table:table-cell table:style-name="Table4.A1" office:value-type="string">
            <text:p text:style-name="Text_20_body">Capital costs</text:p>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6,285.00</text:p>
          </table:table-cell>
        </table:table-row>
        <table:table-row>
          <table:table-cell table:style-name="Table4.A2" office:value-type="string">
            <text:p text:style-name="Text_20_body">Material costs</text:p>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960.00</text:p>
          </table:table-cell>
        </table:table-row>
        <table:table-row>
          <table:table-cell table:style-name="Table4.A3" office:value-type="string">
            <text:p text:style-name="Text_20_body">Monthly recurring costs</text:p>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35,340.00</text:p>
          </table:table-cell>
        </table:table-row>
        <table:table-row>
          <table:table-cell table:style-name="Table4.A4" office:value-type="string">
            <text:p text:style-name="Text_20_body">Total</text:p>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42,585.00</text:p>
          </table:table-cell>
        </table:table-row>
      </table:table>
      <text:p text:style-name="Text_20_body"/>
      <text:p text:style-name="P23">Measures of success<office:annotation><dc:creator>Unknown Author</dc:creator><dc:date>2015-03-11T13:55:23</dc:date><text:p><text:span text:style-name="T33">How will you know whether the project was successful or not?</text:span></text:p></office:annotation></text:p>
      <text:p text:style-name="Heading_20_2">What changes in behaviour do you expect to see?</text:p>
      <text:p text:style-name="P17">1. Independence <text:span text:style-name="T24">of the engineers in Gaza to create, research and manufacture devices</text:span></text:p>
      <text:p text:style-name="P18">2. Ability of UCST-KY and WWB to 3D print with competence</text:p>
      <text:p text:style-name="Heading_20_2">What changes in behaviour would you like to see?</text:p>
      <text:p text:style-name="P18">NA</text:p>
      <text:p text:style-name="Heading_20_2">What changes in behaviour would you love to see?</text:p>
      <text:p text:style-name="P18">Complete independence and collaboration between all teams.</text:p>
      <text:p text:style-name="Heading_20_1">Communication strategy<office:annotation><dc:creator>Unknown Author</dc:creator><dc:date>2015-03-11T13:56:01</dc:date><text:p><text:span text:style-name="T33">How will you engage partners (boundary and strategic)?</text:span></text:p><text:p><text:span text:style-name="T33">How will you advocate about your project in its contextual environment?</text:span></text:p><text:p><text:span text:style-name="T33">How will you share the process of implementing the project?</text:span></text:p><text:p><text:span text:style-name="T33">How will you share what you learn/discover/find/recommend?</text:span></text:p></office:annotation></text:p>
      <text:p text:style-name="P15">Intra-group communication will be done using Mattermost, Kanboard, email and in-person meetings.</text:p>
      <text:p text:style-name="P15">External communication will be via twitter, facebook, instagram and public talks in Gaza and internationally.</text:p>
      <text:p text:style-name="Heading_20_1"><text:span text:style-name="T20">S</text:span>ustainability strategy<office:annotation><dc:creator>Unknown Author</dc:creator><dc:date>2015-03-11T13:56:42</dc:date><text:p><text:span text:style-name="T33">When this funding ends, then what?</text:span></text:p></office:annotation></text:p>
      <text:p text:style-name="P16">Sustainability of this project will depend on three main strategies.</text:p>
      <text:p text:style-name="P16">For our partners (WWB, UCST-KY), the innate advantage of cooperating in the project will hopefully be worth contributions from both via future grants or internal funding pools.</text:p>
      <text:p text:style-name="P16">For the development component, we will continue to apply for and obtain academic grant funding, hopefully even a major grant via the Canadian science research system (<text:span text:style-name="T23">Natural Sciences and Engineering Research Council, </text:span>NSERC; <text:span text:style-name="T23">or Canadian Institutes of Health Research, CIHR</text:span>).</text:p>
      <text:p text:style-name="P16"><text:span text:style-name="T23">The third strategy is to attempt to create a high-impact revenue stream by transferring some legitimacy and capability from this project</text:span> to Tashkeel 3D, <text:span text:style-name="T23">which should be in a position to take over Glia’s funding needs by using commercial contracts to fund the office after the completion of the granting period.</text:span></text:p>
      <text:p text:style-name="Heading_20_1"><text:soft-page-break/>Risks<office:annotation><dc:creator>Unknown Author</dc:creator><dc:date>2015-03-11T13:57:09</dc:date><text:p><text:span text:style-name="T33">What should you look out for?</text:span></text:p><text:p><text:span text:style-name="T33">What risks do you face in project implementation?</text:span></text:p><text:p><text:span text:style-name="T33">Risks for uptake?</text:span></text:p><text:p><text:span text:style-name="T33">Risks for exit/sustainability/viability?</text:span></text:p></office:annotation></text:p>
      <text:p text:style-name="P18">The main risks for this office and its personnel are:</text:p>
      <text:list xml:id="list546473738224573976" text:style-name="L6">
        <text:list-item>
          <text:p text:style-name="P32">Personnel gaining status and taking higher paid jobs elsewhere</text:p>
        </text:list-item>
        <text:list-item>
          <text:p text:style-name="P33">Personnel being targeted by Israeli authorities for perceived anti-Israeli activities</text:p>
        </text:list-item>
        <text:list-item>
          <text:p text:style-name="P33">Personnel being targeted by Palestinian authorities for perceived anti-Palestinian activities</text:p>
        </text:list-item>
        <text:list-item>
          <text:p text:style-name="P33">Theft, confiscation or destruction of office and equipment by Israeli or Palestinian forces</text:p>
        </text:list-item>
        <text:list-item>
          <text:p text:style-name="P33">Theft of equipment by domestic competitors or idiots</text:p>
        </text:list-item>
        <text:list-item>
          <text:p text:style-name="P33">Engagement of office personnel in non-medical activities of 3D printing, <text:span text:style-name="T25">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7"><draw:image xlink:href="Pictures/1000000000000672000004FB0B689945DF15E7AA.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9</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60EA429BCCB2EE75.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8"><draw:image xlink:href="Pictures/1000000000000672000004FB71BC5640A47DD3D4.jpg" xlink:type="simple" xlink:show="embed" xlink:actuate="onLoad"/></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OU Template</dc:title>
    <meta:creation-date>2017-03-06T00:09:30.991933919</meta:creation-date>
    <dc:language>en-ZA</dc:language>
    <meta:editing-cycles>35</meta:editing-cycles>
    <meta:editing-duration>P1DT5H16M38S</meta:editing-duration>
    <meta:initial-creator>Tarek Loubani</meta:initial-creator>
    <dc:date>2018-05-09T16:15:29.527053078</dc:date>
    <meta:document-statistic meta:table-count="4" meta:image-count="3" meta:object-count="0" meta:page-count="9" meta:paragraph-count="218" meta:word-count="1804" meta:character-count="11234" meta:non-whitespace-character-count="9681"/>
    <meta:user-defined meta:name="Info 1"/>
    <meta:user-defined meta:name="Info 2"/>
    <meta:user-defined meta:name="Info 3"/>
    <meta:user-defined meta:name="Info 4"/>
  </office:meta>
</office:document-meta>
</file>